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family="'Arial Black'" style:font-family-generic="swiss" style:font-pitch="variable"/>
    </style:style>
    <style:style style:name="P2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60pt" fo:font-style="normal" fo:font-weight="bold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color="#ffffff" fo:font-family="'Arial Black'" style:font-family-generic="swiss" style:font-pitch="variable" fo:font-size="60pt" fo:font-style="normal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Panie, przyjdź</text:span><text:span text:style-name="T1"><text:line-break/></text:span><text:span text:style-name="T1">do mego serca,</text:span><text:span text:style-name="T1"><text:line-break/></text:span><text:span text:style-name="T1">Z łaską swoją przyjdź. /x3</text:span><text:span text:style-name="T1"><text:line-break/></text:span><text:span text:style-name="T1">Panie, przyjdź</text:span><text:span text:style-name="T1"><text:line-break/></text:span><text:span text:style-name="T1">do mego serca,</text:span><text:span text:style-name="T1"><text:line-break/></text:span><text:span text:style-name="T1">Bardzo potrzebuję Cię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06-06-06T18:11:56</meta:creation-date>
    <dc:date>2014-12-01T20:20:10.79</dc:date>
    <dc:language>pl-PL</dc:language>
    <meta:editing-cycles>6</meta:editing-cycles>
    <meta:editing-duration>PT2M14S</meta:editing-duration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